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d6951" officeooo:paragraph-rsid="000d6951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d6951" officeooo:paragraph-rsid="000d6951"/>
    </style:style>
    <style:style style:name="P3" style:family="paragraph" style:parent-style-name="Standard">
      <style:text-properties officeooo:rsid="000d97c2" officeooo:paragraph-rsid="000d97c2"/>
    </style:style>
    <style:style style:name="P4" style:family="paragraph" style:parent-style-name="Standard">
      <style:text-properties officeooo:rsid="000e76a4" officeooo:paragraph-rsid="000e76a4"/>
    </style:style>
    <style:style style:name="T1" style:family="text">
      <style:text-properties officeooo:rsid="000e7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P_USB</text:p>
      <text:p text:style-name="P2"/>
      <text:p text:style-name="P2">USB-UART Bridge</text:p>
      <text:p text:style-name="P2"/>
      <text:p text:style-name="P2">RGB LED – on <text:span text:style-name="T1">GPIO</text:span> <text:span text:style-name="T1">48 (V1.0) <text:s/>or GPIO 38 (V1.1)</text:span></text:p>
      <text:p text:style-name="P2"/>
      <text:p text:style-name="P2">DEVICE:</text:p>
      <text:p text:style-name="P2"><text:tab/>WiFi, Bluetooth</text:p>
      <text:p text:style-name="P2"><text:tab/>Single Precision FPU</text:p>
      <text:p text:style-name="P2"><text:tab/>32 bit multiplier and Divider</text:p>
      <text:p text:style-name="P2"><text:tab/>JTAG for debugging</text:p>
      <text:p text:style-name="P2"><text:tab/>Adds 128-bit <text:s/>vector operations</text:p>
      <text:p text:style-name="P2">Two ULP (Ultra low-power Processor) – one RISC, one Finite State Machine (NOT simultaneously)</text:p>
      <text:p text:style-name="P2"/>
      <text:p text:style-name="P3">PERIPHERALS:</text:p>
      <text:p text:style-name="P3"><text:tab/>3 UARTS: <text:s text:c="2"/></text:p>
      <text:p text:style-name="P3"><text:tab/><text:tab/> UART0, <text:s text:c="3"/>Direct to GPIO43 and GPIO44 via IO MUX. <text:s/>Any pin via GPIO Mux.<text:tab/></text:p>
      <text:p text:style-name="P3"><text:tab/><text:tab/><text:tab/>U0RTS and U0CTS on pins GPIO15-GPIO16 via IO MUX. Any pin GPIO</text:p>
      <text:p text:style-name="P3"><text:tab/><text:tab/>UART1, <text:s/>U1TXD and U1RXD pins GPIO19/GPIO20 via IOMux. AND USB D+/D-</text:p>
      <text:p text:style-name="P3"><text:tab/><text:tab/>UART2. <text:s/>Not assigned.</text:p>
      <text:p text:style-name="P3"/>
      <text:p text:style-name="P3"><text:tab/>I2C: <text:s text:c="2"/>not assigned.</text:p>
      <text:p text:style-name="P3"/>
      <text:p text:style-name="P3"><text:tab/>SPI: 4 interfaces</text:p>
      <text:p text:style-name="P3"><text:tab/>SPI0: GFMA controller of-packageflash/PSRAM</text:p>
      <text:p text:style-name="P3"><text:tab/>SPI1: GFMA controller of-packageflash/PSRAM</text:p>
      <text:p text:style-name="P3"><text:tab/>SPI2: General purpose</text:p>
      <text:p text:style-name="P3"><text:tab/>SPI3: General Purpose</text:p>
      <text:p text:style-name="P3"/>
      <text:p text:style-name="P3"><text:tab/><text:span text:style-name="T1">USB 2.0 OTG full-speed interface</text:span></text:p>
      <text:p text:style-name="P3"/>
      <text:p text:style-name="P4">USB Serial/JTAG controller (Internal PHY)</text:p>
      <text:p text:style-name="P4"/>
      <text:p text:style-name="P2"/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d6951" officeooo:paragraph-rsid="000d6951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SP32-S3 no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1:57:21.980325692</meta:creation-date>
    <meta:generator>LibreOffice/24.2.7.2$Linux_X86_64 LibreOffice_project/420$Build-2</meta:generator>
    <dc:date>2025-02-09T12:42:28.135872542</dc:date>
    <meta:editing-duration>PT7M41S</meta:editing-duration>
    <meta:editing-cycles>1</meta:editing-cycles>
    <meta:document-statistic meta:table-count="0" meta:image-count="0" meta:object-count="0" meta:page-count="1" meta:paragraph-count="26" meta:word-count="119" meta:character-count="803" meta:non-whitespace-character-count="669"/>
  </office:meta>
</office:document-meta>
</file>